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717in"/>
    </style:style>
    <style:style style:name="co2" style:family="table-column">
      <style:table-column-properties fo:break-before="auto" style:column-width="5.1661in"/>
    </style:style>
    <style:style style:name="co3" style:family="table-column">
      <style:table-column-properties fo:break-before="auto" style:column-width="3.2646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5.3756in"/>
    </style:style>
    <style:style style:name="co10" style:family="table-column">
      <style:table-column-properties fo:break-before="auto" style:column-width="2.3465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5.7035in"/>
    </style:style>
    <style:style style:name="co13" style:family="table-column">
      <style:table-column-properties fo:break-before="auto" style:column-width="3.6839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6.0839in"/>
    </style:style>
    <style:style style:name="co16" style:family="table-column">
      <style:table-column-properties fo:break-before="auto" style:column-width="3.4744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6.5819in"/>
    </style:style>
    <style:style style:name="co19" style:family="table-column">
      <style:table-column-properties fo:break-before="auto" style:column-width="2.753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7" style:family="table-row">
      <style:table-row-properties style:row-height="0.1744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92in" fo:break-before="auto" style:use-optimal-row-height="true"/>
    </style:style>
    <style:style style:name="ro8" style:family="table-row">
      <style:table-row-properties style:row-height="1.422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kinswom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office:value-type="string">
            <text:p>The word “kinswoman”.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office:value-type="string">
            <text:p>Note: Below is not a complete list of all instances of the word.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>
            <text:p>Book/Chapter/Verse</text:p>
          </table:table-cell>
          <table:table-cell table:style-name="ce1" office:value-type="string">
            <text:p>Quote/Description</text:p>
          </table:table-cell>
          <table:table-cell table:style-name="ce1" office:value-type="string">
            <text:p>Notes/Comments</text:p>
          </table:table-cell>
        </table:table-row>
        <table:table-row table:style-name="ro3">
          <table:table-cell table:style-name="ce2" office:value-type="string">
            <text:p>Proverbs 7:4</text:p>
          </table:table-cell>
          <table:table-cell table:style-name="ce2" office:value-type="string">
            <text:p>Say unto <text:span text:style-name="T1">wisdom</text:span>, Thou art my <text:span text:style-name="T1">sister</text:span>; and call <text:span text:style-name="T2">understanding</text:span> thy <text:span text:style-name="T2">kinswoman</text:span>:</text:p>
          </table:table-cell>
          <table:table-cell table:style-name="ce2"/>
        </table:table-row>
        <table:table-row table:style-name="ro1" table:number-rows-repeated="4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iss" table:style-name="ta1"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row table:style-name="ro1">
          <table:table-cell table:style-name="Default" office:value-type="string">
            <text:p>The word “kiss”.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office:value-type="string">
            <text:p>Note: Below is not a complete list of all instances of the word.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4" office:value-type="string">
            <text:p>Book/Chapter/Verse</text:p>
          </table:table-cell>
          <table:table-cell table:style-name="ce4" office:value-type="string">
            <text:p>Quote/Description</text:p>
          </table:table-cell>
          <table:table-cell table:style-name="ce4" office:value-type="string">
            <text:p>Notes/Comments</text:p>
          </table:table-cell>
        </table:table-row>
        <table:table-row table:style-name="ro5">
          <table:table-cell office:value-type="string">
            <text:p>Matthew 26:49</text:p>
          </table:table-cell>
          <table:table-cell office:value-type="string">
            <text:p>48 Now he that betrayed him gave them a sign, saying, Whomsoever I shall <text:span text:style-name="T2">kiss</text:span>, that same is he: hold him fast.</text:p>
            <text:p>49 And forthwith he came to Jesus, and said, Hail, master; and <text:span text:style-name="T2">kissed</text:span> him.</text:p>
          </table:table-cell>
          <table:table-cell office:value-type="string">
            <text:p>Note: Verse 49 is the kiss.</text:p>
          </table:table-cell>
        </table:table-row>
        <table:table-row table:style-name="ro6">
          <table:table-cell office:value-type="string">
            <text:p>Mark 14:44-45</text:p>
          </table:table-cell>
          <table:table-cell office:value-type="string">
            <text:p>44 And he that betrayed him had given them a token, saying, Whomsoever I shall <text:span text:style-name="T2">kiss</text:span>, that same is he; take him, and lead him away safely.</text:p>
            <text:p>45 And as soon as he was come, he goeth straightway to him, and saith, Master, master; and <text:span text:style-name="T2">kissed</text:span> him.</text:p>
          </table:table-cell>
          <table:table-cell office:value-type="string">
            <text:p>Note: Verse 45 is the kiss.</text:p>
          </table:table-cell>
        </table:table-row>
        <table:table-row table:style-name="ro8">
          <table:table-cell office:value-type="string">
            <text:p>Luke 22:47-50</text:p>
          </table:table-cell>
          <table:table-cell office:value-type="string">
            <text:p>47 And while he yet spake, behold a multitude, and he that was called Judas, one of the twelve, went before them, and drew near unto Jesus to <text:span text:style-name="T2">kiss</text:span> him.</text:p>
            <text:p/>
            <text:p>48 But Jesus said unto him, Judas, betrayest thou the Son of man with a <text:span text:style-name="T2">kiss</text:span>?</text:p>
            <text:p/>
            <text:p>49 When they which were about him saw what would follow, they said unto him, Lord, shall we smite with the sword?</text:p>
            <text:p/>
            <text:p>50 And one of them smote the servant of the high priest, and cut off his right ear.</text:p>
          </table:table-cell>
          <table:table-cell/>
        </table:table-row>
        <table:table-row table:style-name="ro1" table:number-rows-repeated="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ist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he word “sister”.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Note: Below is not a complete list of all instances of the word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Book/Chapter/Verse</text:p>
          </table:table-cell>
          <table:table-cell table:style-name="ce1" office:value-type="string">
            <text:p>Quote/Description</text:p>
          </table:table-cell>
          <table:table-cell table:style-name="ce1" office:value-type="string">
            <text:p>Notes/Comments</text:p>
          </table:table-cell>
        </table:table-row>
        <table:table-row table:style-name="ro7">
          <table:table-cell table:style-name="ce2" office:value-type="string">
            <text:p>Proverbs 7:4</text:p>
          </table:table-cell>
          <table:table-cell table:style-name="ce2" office:value-type="string">
            <text:p>Say unto <text:span text:style-name="T2">wisdom</text:span>, Thou art my <text:span text:style-name="T2">sister</text:span>; and call understanding thy kinswoman:</text:p>
          </table:table-cell>
          <table:table-cell table:style-name="ce2"/>
        </table:table-row>
        <table:table-row table:style-name="ro1" table:number-rows-repeated="64">
          <table:table-cell table:style-name="ce2" table:number-columns-repeated="3"/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nderstanding" table:style-name="ta1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style-name="Default" office:value-type="string">
            <text:p>The word “understanding”.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office:value-type="string">
            <text:p>Note: Below is not a complete list of all instances of the word.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>
            <text:p>Book/Chapter/Verse</text:p>
          </table:table-cell>
          <table:table-cell table:style-name="ce1" office:value-type="string">
            <text:p>Quote/Description</text:p>
          </table:table-cell>
          <table:table-cell table:style-name="ce1" office:value-type="string">
            <text:p>Notes/Comments</text:p>
          </table:table-cell>
        </table:table-row>
        <table:table-row table:style-name="ro7">
          <table:table-cell table:style-name="ce2" office:value-type="string">
            <text:p>Proverbs 7:4</text:p>
          </table:table-cell>
          <table:table-cell table:style-name="ce2" office:value-type="string">
            <text:p>Say unto <text:span text:style-name="T1">wisdom</text:span>, Thou art my <text:span text:style-name="T1">sister</text:span>; and call <text:span text:style-name="T2">understanding</text:span> thy <text:span text:style-name="T2">kinswoman</text:span>:</text:p>
          </table:table-cell>
          <table:table-cell table:style-name="ce2"/>
        </table:table-row>
        <table:table-row table:style-name="ro1" table:number-rows-repeated="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isdom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Default" office:value-type="string">
            <text:p>The word “wisdom”.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office:value-type="string">
            <text:p>Note: Below is not a complete list of all instances of the word.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>
            <text:p>Book/Chapter/Verse</text:p>
          </table:table-cell>
          <table:table-cell table:style-name="ce1" office:value-type="string">
            <text:p>Quote/Description</text:p>
          </table:table-cell>
          <table:table-cell table:style-name="ce1" office:value-type="string">
            <text:p>Notes/Comments</text:p>
          </table:table-cell>
        </table:table-row>
        <table:table-row table:style-name="ro7">
          <table:table-cell table:style-name="ce2" office:value-type="string">
            <text:p>Proverbs 7:4</text:p>
          </table:table-cell>
          <table:table-cell table:style-name="ce2" office:value-type="string">
            <text:p>Say unto <text:span text:style-name="T2">wisdom</text:span>, Thou art my <text:span text:style-name="T2">sister</text:span>; and call understanding thy kinswoman:</text:p>
          </table:table-cell>
          <table:table-cell table:style-name="ce2"/>
        </table:table-row>
        <table:table-row table:style-name="ro1" table:number-rows-repeated="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02:55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0-23T00:35:26</meta:creation-date>
    <dc:date>2013-10-23T02:55:49</dc:date>
    <dc:creator>Ryan </dc:creator>
    <meta:editing-duration>PT10M24S</meta:editing-duration>
    <meta:editing-cycles>6</meta:editing-cycles>
    <meta:generator>LibreOffice/3.6$Linux_X86_64 LibreOffice_project/360m1$Build-304</meta:generator>
    <meta:document-statistic meta:table-count="5" meta:cell-count="41" meta:object-count="0"/>
  </office:meta>
</office:document-meta>
</file>